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68717F86B55B5604A3.png" manifest:media-type="image/png"/>
  <manifest:file-entry manifest:full-path="Pictures/10000000000001AF000000ABD984E677999DC072.png" manifest:media-type="image/png"/>
  <manifest:file-entry manifest:full-path="Pictures/100000000000005C0000001487C4AA3F53912CA2.png" manifest:media-type="image/png"/>
  <manifest:file-entry manifest:full-path="Pictures/10000000000004B0000002FD749540BAD64453D4.png" manifest:media-type="image/png"/>
  <manifest:file-entry manifest:full-path="Pictures/100000000000014A0000014B84C390C41DEB198F.png" manifest:media-type="image/png"/>
  <manifest:file-entry manifest:full-path="Pictures/10000000000001B40000018860686BE787AB5A87.png" manifest:media-type="image/png"/>
  <manifest:file-entry manifest:full-path="Pictures/10000000000000AA0000022A9BD1F2EFD107BFDD.png" manifest:media-type="image/png"/>
  <manifest:file-entry manifest:full-path="Pictures/1000000000000268000000D23B47B19327FD1F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outline1">
      <style:graphic-properties fo:min-height="8.88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2.41cm"/>
    </style:style>
    <style:style style:name="pr5" style:family="presentation" style:parent-style-name="Standard-outline1">
      <style:graphic-properties fo:min-height="12.323cm"/>
    </style:style>
    <style:style style:name="pr6" style:family="presentation" style:parent-style-name="Standard-title">
      <style:graphic-properties fo:min-height="2.41cm"/>
    </style:style>
    <style:style style:name="P1" style:family="paragraph">
      <style:text-properties fo:color="#ff0000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ce181e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3.3999996185303pt"/>
    </style:style>
    <style:style style:name="T1" style:family="text">
      <style:text-properties fo:color="#ff0000"/>
    </style:style>
    <style:style style:name="T2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Henhouse</text:span></text:p>
          </draw:text-box>
        </draw:frame>
        <draw:frame presentation:style-name="pr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25.4cm" svg:height="11.6cm" svg:x="1.4cm" svg:y="3cm">
          <draw:image xlink:href="Pictures/100000000000028000000168717F86B55B5604A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2">Sustainable developement</text:span></text:p>
          </draw:text-box>
        </draw:frame>
        <draw:frame presentation:style-name="pr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5" draw:layer="layout" svg:width="13.772cm" svg:height="8.78cm" svg:x="8.028cm" svg:y="3.82cm">
          <draw:image xlink:href="Pictures/10000000000004B0000002FD749540BAD64453D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>
          <draw:text-box>
            <text:p text:style-name="P4"><text:span text:style-name="T2">Dimmer</text:span></text:p>
          </draw:text-box>
        </draw:frame>
        <draw:frame presentation:style-name="pr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5" draw:layer="layout" svg:width="9.228cm" svg:height="8.296cm" svg:x="2.172cm" svg:y="4.104cm">
          <draw:image xlink:href="Pictures/10000000000001B40000018860686BE787AB5A87.png" xlink:type="simple" xlink:show="embed" xlink:actuate="onLoad" loext:mime-type="image/png">
            <text:p/>
          </draw:image>
        </draw:frame>
        <draw:frame draw:style-name="gr3" draw:text-style-name="P5" draw:layer="layout" svg:width="5.2cm" svg:height="8.115cm" svg:x="15.8cm" svg:y="4.085cm">
          <draw:image xlink:href="Pictures/10000000000000AA0000022A9BD1F2EFD107BFD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3">
        <office:forms form:automatic-focus="false" form:apply-design-mode="false"/>
        <draw:frame presentation:style-name="pr4" draw:text-style-name="P1" draw:layer="layout" svg:width="25.2cm" svg:height="2.41cm" svg:x="1.4cm" svg:y="0.737cm" presentation:class="title">
          <draw:text-box>
            <text:p><text:span text:style-name="T1">Lamps 300 lux</text:span></text:p>
          </draw:text-box>
        </draw:frame>
        <draw:frame presentation:style-name="pr5" draw:layer="layout" svg:width="12.297cm" svg:height="10.395cm" svg:x="14.311cm" svg:y="3.675cm" presentation:class="outline" presentation:placeholder="true" presentation:user-transformed="true">
          <draw:text-box/>
        </draw:frame>
        <draw:frame draw:style-name="gr4" draw:text-style-name="P2" draw:layer="layout" svg:width="11.244cm" svg:height="3.744cm" svg:x="14.992cm" svg:y="3.862cm">
          <draw:image xlink:href="Pictures/100000000000005C0000001487C4AA3F53912CA2.png" xlink:type="simple" xlink:show="embed" xlink:actuate="onLoad" loext:mime-type="image/png">
            <text:p/>
          </draw:image>
        </draw:frame>
        <draw:frame draw:style-name="gr5" draw:text-style-name="P2" draw:layer="layout" svg:width="10.763cm" svg:height="8.097cm" svg:x="1.601cm" svg:y="3.704cm">
          <draw:image xlink:href="Pictures/100000000000014A0000014B84C390C41DEB198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6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6" draw:text-style-name="P1" draw:layer="layout" svg:width="25.2cm" svg:height="2.41cm" svg:x="1.6cm" svg:y="0.8cm" presentation:class="title" presentation:user-transformed="true">
          <draw:text-box>
            <text:p><text:span text:style-name="T1"><text:s/></text:span><text:span text:style-name="T1">Dialux</text:span></text:p>
          </draw:text-box>
        </draw:frame>
        <draw:frame presentation:style-name="pr5" draw:layer="layout" svg:width="25.2cm" svg:height="10.395cm" svg:x="1.4cm" svg:y="3.675cm" presentation:class="outline" presentation:placeholder="true" presentation:user-transformed="true">
          <draw:text-box/>
        </draw:frame>
        <draw:frame draw:style-name="gr4" draw:text-style-name="P2" draw:layer="layout" svg:width="22.2cm" svg:height="4.427cm" svg:x="4.8cm" svg:y="3.8cm">
          <draw:image xlink:href="Pictures/1000000000000268000000D23B47B19327FD1F76.png" xlink:type="simple" xlink:show="embed" xlink:actuate="onLoad" loext:mime-type="image/png">
            <text:p/>
          </draw:image>
        </draw:frame>
        <draw:frame draw:style-name="gr3" draw:text-style-name="P5" draw:layer="layout" svg:width="17.8cm" svg:height="3.619cm" svg:x="4.4cm" svg:y="9.4cm">
          <draw:image xlink:href="Pictures/10000000000001AF000000ABD984E677999DC0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6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5:11.645000000</meta:creation-date>
    <dc:date>2019-05-23T09:02:58.555000000</dc:date>
    <meta:editing-duration>PT14M9S</meta:editing-duration>
    <meta:editing-cycles>3</meta:editing-cycles>
    <meta:generator>LibreOffice/6.1.5.2$Windows_X86_64 LibreOffice_project/90f8dcf33c87b3705e78202e3df5142b201bd805</meta:generator>
    <meta:document-statistic meta:object-count="49"/>
  </office:meta>
</office:document-meta>
</file>